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99086" officeooo:paragraph-rsid="00199086"/>
    </style:style>
    <style:style style:name="P2" style:family="paragraph" style:parent-style-name="Standard" style:master-page-name="">
      <loext:graphic-properties draw:fill="none"/>
      <style:paragraph-properties fo:margin-left="0.8118in" fo:margin-right="1.25in" fo:text-align="center" style:justify-single-word="false" fo:text-indent="0in" style:auto-text-indent="false" style:page-number="auto" fo:background-color="transparent"/>
      <style:text-properties style:text-position="0% 100%" fo:font-size="11pt" fo:font-style="italic" officeooo:rsid="00199086" officeooo:paragraph-rsid="00199086" style:font-size-asian="11pt" style:font-style-asian="italic" style:font-size-complex="11pt" style:font-style-complex="italic"/>
    </style:style>
    <style:style style:name="P3" style:family="paragraph" style:parent-style-name="Text_20_body">
      <style:paragraph-properties fo:text-align="center" style:justify-single-word="false"/>
    </style:style>
    <style:style style:name="P4" style:family="paragraph" style:parent-style-name="Text_20_body">
      <style:text-properties fo:font-size="18pt" style:font-size-asian="18pt" style:font-size-complex="18pt"/>
    </style:style>
    <style:style style:name="P5" style:family="paragraph" style:parent-style-name="Text_20_body">
      <style:text-properties officeooo:rsid="001a43de" officeooo:paragraph-rsid="001a43de"/>
    </style:style>
    <style:style style:name="P6" style:family="paragraph" style:parent-style-name="Text_20_body">
      <style:text-properties officeooo:rsid="001bdf61" officeooo:paragraph-rsid="001bdf61"/>
    </style:style>
    <style:style style:name="P7" style:family="paragraph" style:parent-style-name="Title">
      <style:text-properties fo:font-size="18pt" style:font-size-asian="18pt" style:font-size-complex="18pt"/>
    </style:style>
    <style:style style:name="P8" style:family="paragraph" style:parent-style-name="Heading_20_1">
      <style:text-properties officeooo:rsid="001a43de" officeooo:paragraph-rsid="001a43de"/>
    </style:style>
    <style:style style:name="P9" style:family="paragraph" style:parent-style-name="Heading_20_1">
      <style:text-properties officeooo:rsid="001bdf61" officeooo:paragraph-rsid="001bdf61"/>
    </style:style>
    <style:style style:name="T1" style:family="text">
      <style:text-properties fo:font-size="12pt" fo:font-style="italic" style:font-size-asian="12pt" style:font-style-asian="italic" style:font-size-complex="12pt" style:font-style-complex="italic"/>
    </style:style>
    <style:style style:name="T2" style:family="text">
      <style:text-properties officeooo:rsid="001a43de"/>
    </style:style>
    <style:style style:name="T3" style:family="text">
      <style:text-properties fo:font-weight="normal" style:font-weight-asian="normal" style:font-weight-complex="normal"/>
    </style:style>
    <style:style style:name="T4" style:family="text">
      <style:text-properties style:text-position="super 58%"/>
    </style:style>
    <style:style style:name="T5" style:family="text">
      <style:text-properties officeooo:rsid="001bdf6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Hehcoin: A Discord-based Wallet and Mining System</text:p>
      <text:p text:style-name="P4"/>
      <text:p text:style-name="P3"><text:span text:style-name="T1">Ashton Harding<text:line-break/></text:span><text:a xlink:type="simple" xlink:href="mailto:ashton@kashi.re" text:style-name="Internet_20_link" text:visited-style-name="Visited_20_Internet_20_Link"><text:span text:style-name="T1">ashton@kashi.re</text:span></text:a><text:span text:style-name="T1"><text:line-break/></text:span><text:a xlink:type="simple" xlink:href="https://needsinco.me/" text:style-name="Internet_20_link" text:visited-style-name="Visited_20_Internet_20_Link"><text:span text:style-name="T1">https://needsinco.me/</text:span></text:a></text:p>
      <text:p text:style-name="P2">Abstract. A discord-based internet currency that rewards members of communities that remain active in those communities. By allowing users to choose, via OPSEC, to be as anonymous or not anonymous as they’d like to, this is coinsidered a pseudo-anonymous cryptocurrency. While this coin began as just a meme, one major solution this currency attempts to provide is reducing CO2 emissions as the coin is only minable via activity in discord. As there is no need to use ASIC or large quantities of power sucking GPUs, the coin limits the energy usage. While not entirely halted, it does make quite a dent.</text:p>
      <text:p text:style-name="P1"/>
      <text:h text:style-name="Heading_20_1" text:outline-level="1">1. <text:span text:style-name="T2">Introduction</text:span></text:h>
      <text:p text:style-name="P5">Discord is one of the most popular forms of communication, so most people already have an account (or have at least heard of it.) This means getting a wallet is extremely easy, plus the wallet mines for you. This means your typical consumption of energy with being on the computer. The only real flaw here is that it’s in javascript. The coin is currently centralized, as I am the current holder. However, there is a plan to decentralize it by utilizing VPS and hosting a small script and the database file for the coinholders. The databases will be checking in with one another in a botnet-like situation. Look, it’s still being figured out.. That’s not even set in stone.</text:p>
      <text:p text:style-name="P5">Frankly I shouldn’t even be writing a whitepaper until after I have things up and running properly. I mean, it’s in beta, but this is mid design on how I plan to handle things.</text:p>
      <text:p text:style-name="P5"/>
      <text:h text:style-name="P8" text:outline-level="1">2. Goal</text:h>
      <text:p text:style-name="P5">Can you just imagine for a moment… A whitepaper that is honest with you? That’s what this is or at least is trying to be. Transparency is really important. If you’re interested in this coin, right on. I’m happy. That’s great. Is it going to be a global entity? Probably not. I mean, the value in all currency isn’t really inherent. Even the USD is based around gold, <text:s/>which.. also was just arbitrarily given value thousands of years ago.</text:p>
      <text:p text:style-name="P5">The basic goal of this coin is in three parts:</text:p>
      <text:p text:style-name="P5">1.) I want to create a cryptocurrency for fun. It’s really neat having to think like this.</text:p>
      <text:p text:style-name="P5">2.) I want the coin to be used for fun. Sure profit is great and cool, but I like the idea of people saying “Hey, thanks for the help. Have a couple hehcoins” or “man that was funny as hell, here’s a couple of <text:soft-page-break/>hehcoins” or even “OMFG I CANT FIX THIS BUG. PLEASE. SOMEONE HELP. ILL GIVE YOU 200 HEHCOINS!”</text:p>
      <text:p text:style-name="P5">3.) Help people create communities. I’ll be reiterating the 2<text:span text:style-name="T4">nd</text:span> one a bit, but ff you’re getting this arbitrary digital coin just for hanging out, you can participate in the community with something similar to a tip. It doesn’t even have to mean the coin costs anything. It’s just a <text:span text:style-name="T3">token of thanks. It’d be cooler to see people selling their first indie games or something </text:span><text:s/>for hehcoins.</text:p>
      <text:p text:style-name="P5"/>
      <text:p text:style-name="P5">Those by themselves are neat. Does it need to work out this way? Nah, <text:span text:style-name="T5">I’m happy with just the first one.</text:span></text:p>
      <text:p text:style-name="P5"/>
      <text:p text:style-name="P5"/>
      <text:h text:style-name="P9" text:outline-level="1">3. Conclusion</text:h>
      <text:p text:style-name="P6">There you go. The world’s smallest whitepaper. I’ll probably expand this later, but that’s the main idea. There is no need for a tl;dr go read up. Cheers and have fu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9T17:40:11.155259598</meta:creation-date>
    <dc:date>2018-01-19T18:08:36.385649667</dc:date>
    <meta:editing-duration>PT1M33S</meta:editing-duration>
    <meta:editing-cycles>1</meta:editing-cycles>
    <meta:document-statistic meta:table-count="0" meta:image-count="0" meta:object-count="0" meta:page-count="2" meta:paragraph-count="15" meta:word-count="558" meta:character-count="3125" meta:non-whitespace-character-count="2579"/>
    <meta:generator>LibreOffice/6.0.0.1$Linux_X86_64 LibreOffice_project/00m0$Build-1</meta:generator>
  </office:meta>
</office:document-meta>
</file>